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1">
      <style:paragraph-properties fo:margin-left="0in" fo:margin-right="0in" fo:text-align="center" style:justify-single-word="false" fo:text-indent="0.1965in" style:auto-text-indent="false"/>
    </style:style>
    <style:style style:name="P15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officeooo:rsid="0016f27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2"/>
      <text:h text:style-name="P15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5450494833268653802"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text:span text:style-name="T74">д</text:span>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Под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text:span><text:soft-page-break/><text:span text:style-name="T11">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 </text:span><text:s/>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text:soft-page-break/>–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text:soft-page-break/>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text:soft-page-break/>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text:soft-page-break/>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text:soft-page-break/>«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text:soft-page-break/></text:p>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7">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text:soft-page-break/>–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text:span><text:span text:style-name="T72">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text:soft-page-break/>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text:soft-page-break/>–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text:soft-page-break/>–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text:soft-page-break/>–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text:soft-page-break/>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text:soft-page-break/></text:p>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text:soft-page-break/>–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text:soft-page-break/>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text:soft-page-break/>–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text:soft-page-break/>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text:soft-page-break/>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text:soft-page-break/>–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text:soft-page-break/></text:p>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soft-page-break/></text:p>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1"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text:soft-page-break/>–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text:soft-page-break/>–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text:soft-page-break/>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oft-page-break/><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text:soft-page-break/>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text:soft-page-break/>–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text:soft-page-break/>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text:soft-page-break/>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text:soft-page-break/>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text:soft-page-break/>–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text:soft-page-break/>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oft-page-break/><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oft-page-break/><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text:soft-page-break/>–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text:soft-page-break/>–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text:soft-page-break/>–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text:soft-page-break/>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oft-page-break/><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text:soft-page-break/></text:p>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text:soft-page-break/>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text:soft-page-break/>–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text:soft-page-break/>–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text:soft-page-break/>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soft-page-break/><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text:soft-page-break/>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text:soft-page-break/>–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text:soft-page-break/>–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text:soft-page-break/>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text:soft-page-break/>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text:soft-page-break/>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text:soft-page-break/>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text:soft-page-break/>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text:soft-page-break/>–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text:soft-page-break/>–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text:soft-page-break/>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text:soft-page-break/>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text:soft-page-break/>–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text:soft-page-break/></text:p>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text:soft-page-break/>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text:soft-page-break/></text:p>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oft-page-break/><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oft-page-break/><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oft-page-break/><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text:soft-page-break/>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text:soft-page-break/></text:p>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oft-page-break/><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text:soft-page-break/>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text:soft-page-break/>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text:soft-page-break/>«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text:soft-page-break/>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text:soft-page-break/>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text:soft-page-break/>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oft-page-break/>«<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oft-page-break/><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text:soft-page-break/>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text:soft-page-break/></text:p>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text:soft-page-break/>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text:soft-page-break/>–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oft-page-break/><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oft-page-break/>«<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oft-page-break/><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text:soft-page-break/>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oft-page-break/><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oft-page-break/><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2"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text:soft-page-break/>–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text:soft-page-break/>–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text:soft-page-break/>–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text:soft-page-break/>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text:soft-page-break/>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text:soft-page-break/>–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text:soft-page-break/>–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text:soft-page-break/>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text:soft-page-break/>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text:soft-page-break/>–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text:soft-page-break/>–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4"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text:soft-page-break/>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text:soft-page-break/>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text:soft-page-break/></text:p>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6">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text:soft-page-break/>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1"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text:soft-page-break/>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oft-page-break/><text:span text:style-name="T11">–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text:soft-page-break/></text:p>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oft-page-break/><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text:soft-page-break/>–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18T11:01:59.373662251</dc:date>
    <meta:editing-duration>P146DT19H47M8S</meta:editing-duration>
    <meta:editing-cycles>9323</meta:editing-cycles>
    <meta:generator>LibreOffice/5.1.6.2$Linux_X86_64 LibreOffice_project/10m0$Build-2</meta:generator>
    <meta:printed-by>макс </meta:printed-by>
    <meta:print-date>2017-08-23T21:51:29.95</meta:print-date>
    <meta:document-statistic meta:table-count="0" meta:image-count="0" meta:object-count="0" meta:page-count="234" meta:paragraph-count="4739" meta:word-count="101159" meta:character-count="670266" meta:non-whitespace-character-count="569353"/>
  </office:meta>
</office:document-meta>
</file>